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34" style:family="paragraph" style:parent-style-name="Frame_20_contents">
      <style:paragraph-properties fo:text-align="center" style:justify-single-word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3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officeooo:paragraph-rsid="003e706e" style:font-size-asian="8pt" style:font-weight-asian="normal" style:font-size-complex="8pt" style:font-weight-complex="normal"/>
    </style:style>
    <style:style style:name="P3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Text_20_body">
      <style:paragraph-properties fo:margin-left="0cm" fo:margin-right="0.12cm" fo:margin-top="0cm" fo:margin-bottom="0cm" style:contextual-spacing="false" fo:text-align="end" style:justify-single-word="false" fo:text-indent="0cm" style:auto-text-indent="false"/>
      <style:text-properties fo:color="#808080" fo:font-size="8pt" fo:font-weight="normal" officeooo:paragraph-rsid="003e706e" style:font-weight-asian="normal" style:font-weight-complex="normal"/>
    </style:style>
    <style:style style:name="P54" style:family="paragraph" style:parent-style-name="Text_20_body">
      <style:paragraph-properties fo:margin-left="0cm" fo:margin-right="0.12cm" fo:margin-top="0cm" fo:margin-bottom="0cm" style:contextual-spacing="false" fo:text-align="end" style:justify-single-word="false" fo:text-indent="0cm" style:auto-text-indent="false"/>
      <style:text-properties fo:color="#808080" fo:font-weight="normal" officeooo:paragraph-rsid="003e706e" style:font-weight-asian="normal" style:font-weight-complex="normal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font-name="Arial2" fo:font-size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font-name-asian="SimSun" style:font-style-asian="normal" style:font-name-complex="Tahoma" style:font-style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6dbc43" style:font-size-asian="9pt" style:font-size-complex="9pt"/>
    </style:style>
    <style:style style:name="T12" style:family="text">
      <style:text-properties fo:font-size="9pt" officeooo:rsid="006fb9aa" style:font-size-asian="9pt" style:font-size-complex="9pt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8pt" officeooo:rsid="006fb9aa" style:font-size-asian="8pt" style:font-size-complex="8pt"/>
    </style:style>
    <style:style style:name="T16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0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K1" office:value-type="string">
              <text:p text:style-name="P26"/>
            </table:table-cell>
          </table:table-row>
        </table:table-header-rows>
      </table:table>
      <text:p text:style-name="P55"><text:placeholder text:placeholder-type="text">&lt;setLang(o.partner_id.lang or 'en_US')&gt;</text:placeholder></text:p>
      <text:p text:style-name="P4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27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27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27"><text:text-input text:description="&lt;&quot;Articolo &quot; if o.partner_id.lang=='it_IT' else &quot;Article&quot;&gt;">Articolo</text:text-input><text:span text:style-name="T10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26"><text:span text:style-name="T4"><text:text-input text:description="&lt;&quot;Prezzo&quot; if o.partner_id.lang=='it_IT' else &quot;Price&quot;&gt;">Prezzo</text:text-input></text:span><text:span text:style-name="T6"> </text:span></text:p>
            </table:table-cell>
            <table:table-cell table:style-name="Tabella4.E1" office:value-type="string">
              <text:p text:style-name="P26"><text:span text:style-name="T6"><text:s/></text:span><text:span text:style-name="T4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26"><text:span text:style-name="T4"><text:text-input text:description="&lt;&quot;Volume imballo&quot; if o.partner_id.lang=='it_IT' else &quot;Package volume&quot;&gt;">Volume</text:text-input></text:span><text:span text:style-name="T6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30"><text:text-input text:description="&lt;if test=&quot;item.insert_photo&quot;&gt;">if photo</text:text-input></text:p>
            <text:p text:style-name="P33"><draw:frame draw:style-name="fr1" draw:name="image:asimage(item.product_id.default_photo  or  False )" text:anchor-type="as-char" svg:width="4.551cm" style:rel-width="100%" svg:height="4.551cm" style:rel-height="scale-min" draw:z-index="1"><draw:text-box><text:p text:style-name="P34"/></draw:text-box></draw:frame></text:p>
            <text:p text:style-name="P16"><text:text-input text:description="&lt;/if&gt;">/if photo</text:text-input></text:p>
          </table:table-cell>
          <table:table-cell table:style-name="Tabella4.B3" office:value-type="string">
            <text:p text:style-name="P25"><text:span text:style-name="T7"><text:placeholder text:placeholder-type="text">&lt;item.product_id.code&gt;</text:placeholder></text:span><text:span text:style-name="T5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24"><text:placeholder text:placeholder-type="text">&lt;item.name if item.use_text_description else item.product_id.name&gt;</text:placeholder></text:p>
            <text:p text:style-name="P22"><text:span text:style-name="T14"><text:text-input text:description="&lt;if test=&quot;item.show_notes&quot;&gt;">if notes</text:text-input></text:span><text:span text:style-name="T14"><text:placeholder text:placeholder-type="text">&lt;item.note&gt;</text:placeholder></text:span><text:span text:style-name="T14"><text:text-input text:description="&lt;/if&gt;">end if</text:text-input></text:span></text:p>
          </table:table-cell>
          <table:table-cell table:style-name="Tabella4.D3" office:value-type="string">
            <text:p text:style-name="P13"><text:span text:style-name="T9"><text:text-input text:description="&lt;o.pricelist_id.currency_id.symbol or '€'&gt;">simb</text:text-input></text:span><text:span text:style-name="T9"> </text:span><text:span text:style-name="T9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19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21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7" table:number-columns-spanned="6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1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placeholder text:placeholder-type="text">&lt;/if&gt;</text:placeholder></text:p>
      <text:p text:style-name="P8"/>
      <text:p text:style-name="P8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27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27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27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2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27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2"><text:span text:style-name="T16"><text:s/></text:span><text:span text:style-name="T17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27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27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27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27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3" office:value-type="string">
            <text:p text:style-name="P2"><text:text-input text:description="&lt;if test=&quot;item.insert_photo&quot;&gt;">if photo</text:text-input></text:p>
            <text:p text:style-name="P36"><draw:frame draw:style-name="fr2" draw:name="image:asimage(item.product_id.default_photo or False)" text:anchor-type="as-char" svg:width="4.505cm" style:rel-width="99%" svg:height="4.33cm" style:rel-height="scale" draw:z-index="0"><draw:text-box><text:p text:style-name="P34"/></draw:text-box></draw:frame></text:p>
            <text:p text:style-name="P16"><text:text-input text:description="&lt;/if&gt;">/if photo</text:text-input></text:p>
          </table:table-cell>
          <table:table-cell table:style-name="Tabella5.B3" office:value-type="string">
            <text:p text:style-name="P25"><text:span text:style-name="T7"><text:placeholder text:placeholder-type="text">&lt;item.product_id.code&gt;</text:placeholder></text:span><text:span text:style-name="T7"> </text:span></text:p>
          </table:table-cell>
          <table:table-cell table:style-name="Tabella5.C3" office:value-type="string">
            <text:p text:style-name="P23"><text:placeholder text:placeholder-type="text">&lt;item.name if item.use_text_description else item.product_id.name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22"><text:span text:style-name="T14"><text:text-input text:description="&lt;if test=&quot;item.show_notes&quot;&gt;">if notes</text:text-input></text:span><text:span text:style-name="T14"><text:placeholder text:placeholder-type="text">&lt;item.note&gt;</text:placeholder></text:span><text:span text:style-name="T14"><text:text-input text:description="&lt;/if&gt;">end if</text:text-input></text:span></text:p>
          </table:table-cell>
          <table:table-cell table:style-name="Tabella5.D3" office:value-type="string">
            <text:p text:style-name="P19"><text:placeholder text:placeholder-type="text">&lt;"%d"%(item.product_uom_qty)&gt;</text:placeholder></text:p>
          </table:table-cell>
          <table:table-cell table:style-name="Tabella5.E3" office:value-type="string">
            <text:p text:style-name="P14"><text:span text:style-name="T9"><text:text-input text:description="&lt;o.pricelist_id.currency_id.symbol or '€'&gt;">simb</text:text-input></text:span><text:span text:style-name="T9"> </text:span><text:span text:style-name="T9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19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18"><text:span text:style-name="T18"><text:text-input text:description="&lt;o.pricelist_id.currency_id.symbol or '€'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18"><text:span text:style-name="T18"><text:text-input text:description="&lt;o.pricelist_id.currency_id.symbol or '€'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19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20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29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15"><text:span text:style-name="T8"><text:text-input text:description="&lt;o.pricelist_id.currency_id.symbol or '€'&gt;">simb</text:text-input></text:span><text:span text:style-name="T8"> </text:span><text:span text:style-name="T8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17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29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15"><text:span text:style-name="T8"><text:text-input text:description="&lt;o.pricelist_id.currency_id.symbol or '€'&gt;">simb</text:text-input></text:span><text:span text:style-name="T8"> </text:span><text:span text:style-name="T8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29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15"><text:span text:style-name="T8"><text:text-input text:description="&lt;o.pricelist_id.currency_id.symbol or '€'&gt;">simb</text:text-input></text:span><text:span text:style-name="T8"> </text:span><text:span text:style-name="T8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17"><text:placeholder text:placeholder-type="text">&lt;/if&gt;</text:placeholder></text:p>
                </table:table-cell>
                <table:covered-table-cell/>
              </table:table-row>
            </table:table>
            <text:p text:style-name="P6"/>
          </table:table-cell>
          <table:covered-table-cell/>
          <table:table-cell table:style-name="Tabella5.I5" office:value-type="string">
            <text:p text:style-name="P6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29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9">m<text:span text:style-name="T20">3 <text:s/></text:span><text:placeholder text:placeholder-type="text">&lt;get_total_volume(o.order_line)&gt;</text:placeholder></text:p>
                </table:table-cell>
              </table:table-row>
            </table:table>
            <text:p text:style-name="P6"/>
          </table:table-cell>
        </table:table-row>
        <table:table-row table:style-name="Tabella5.6">
          <table:table-cell table:style-name="Tabella5.A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1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1"/>
          </table:table-cell>
        </table:table-row>
      </table:table>
      <text:p text:style-name="P4"/>
      <text:p text:style-name="P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1.79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896cm"/>
    </style:style>
    <style:style style:name="Tabella8.3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3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officeooo:rsid="0013a94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8pt" fo:font-weight="bold" style:font-size-asian="8pt" style:font-weight-asian="bold" style:font-size-complex="8pt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width="11.77cm" svg:height="2.004cm" draw:z-index="4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text-input text:description="&lt;o.partner_id.name&gt;">partner_id.name</text:text-input></text:p>
                    <text:p text:style-name="MP5"><text:text-input text:description="&lt;if test=&quot;o.destination_partner_id&quot;&gt;">if dest</text:text-input></text:p>
                    <text:p text:style-name="MP6"><text:span text:style-name="MT1"><text:text-input text:description="&lt;o.destination_partner_id.name&gt;">partner_id.name</text:text-input></text:span><text:span text:style-name="MT1"> </text:span></text:p>
                    <text:p text:style-name="MP6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table:number-columns-spanned="2" office:value-type="string">
                    <text:p text:style-name="M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8.3">
                  <table:table-cell table:style-name="Tabella8.A1" office:value-type="string">
                    <text:p text:style-name="MP9"><text:text-input text:description="&lt;if test=&quot;o.partner_id.lang=='it_IT'&quot;&gt;">if IT</text:text-input></text:p>
                    <text:p text:style-name="MP9"><text:span text:style-name="MT2">Resa merce: </text:span><text:span text:style-name="MT3"><text:placeholder text:placeholder-type="text">&lt;o.return_id.text&gt;</text:placeholder></text:span></text:p>
                    <text:p text:style-name="MP9"><text:span text:style-name="MT2">Pagamento:</text:span><text:span text:style-name="MT4"> </text:span><text:span text:style-name="MT3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><text:text-input text:description="&lt;if test=&quot;o.partner_id.lang=='en_US'&quot;&gt;">if EN</text:text-input></text:p>
                    <text:p text:style-name="MP9"><text:span text:style-name="MT2">Delivery terms: </text:span><text:span text:style-name="MT3"><text:placeholder text:placeholder-type="text">&lt;o.return_id.text&gt;</text:placeholder></text:span></text:p>
                    <text:p text:style-name="MP9"><text:span text:style-name="MT2">Payment terms: </text:span><text:span text:style-name="MT3"><text:placeholder text:placeholder-type="text">&lt;o.payment_term.name&gt;</text:placeholder></text:span></text:p>
                    <text:p text:style-name="MP10"><text:text-input text:description="&lt;/if&gt;">end if</text:text-input></text:p>
                    <text:p text:style-name="MP10"/>
                  </table:table-cell>
                  <table:table-cell table:style-name="Tabella8.A1" office:value-type="string">
                    <text:p text:style-name="MP11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</style:header>
      <style:footer>
        <text:p text:style-name="MP14"><text:span text:style-name="MT2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4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38M45S</meta:editing-duration>
    <meta:editing-cycles>309</meta:editing-cycles>
    <meta:generator>LibreOffice/4.2.8.2$Linux_X86_64 LibreOffice_project/420m0$Build-2</meta:generator>
    <meta:initial-creator>Nicola Riolini</meta:initial-creator>
    <dc:date>2016-05-23T16:27:44.268657804</dc:date>
    <meta:document-statistic meta:table-count="8" meta:image-count="1" meta:object-count="0" meta:page-count="3" meta:paragraph-count="88" meta:word-count="375" meta:character-count="2759" meta:non-whitespace-character-count="2583"/>
    <meta:user-defined meta:name="Info 1"/>
    <meta:user-defined meta:name="Info 2"/>
    <meta:user-defined meta:name="Info 3"/>
    <meta:user-defined meta:name="Info 4"/>
  </office:meta>
</office:document-meta>
</file>